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c25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254" officeooo:paragraph-rsid="0003c2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254" officeooo:paragraph-rsid="0003c25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e003" officeooo:paragraph-rsid="0004e003" style:font-weight-asian="normal" style:font-weight-complex="normal"/>
    </style:style>
    <style:style style:name="P5" style:family="paragraph" style:parent-style-name="Standard" style:list-style-name="L1">
      <style:text-properties officeooo:paragraph-rsid="0004e003"/>
    </style:style>
    <style:style style:name="P6" style:family="paragraph" style:parent-style-name="Standard" style:list-style-name="L1">
      <style:text-properties style:text-underline-style="none" fo:font-weight="normal" officeooo:rsid="0003c254" officeooo:paragraph-rsid="0004e003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3c254" officeooo:paragraph-rsid="0003c25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80608" officeooo:paragraph-rsid="00180608" style:font-weight-asian="normal" style:font-weight-complex="normal"/>
    </style:style>
    <style:style style:name="P9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80608" officeooo:paragraph-rsid="0018060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1b0314" officeooo:paragraph-rsid="001b0314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4e003" officeooo:paragraph-rsid="00180608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4e003" officeooo:paragraph-rsid="0013a0e9" style:font-weight-asian="normal" style:font-weight-complex="normal"/>
    </style:style>
    <style:style style:name="P13" style:family="paragraph" style:parent-style-name="Standard" style:list-style-name="L1">
      <style:text-properties style:text-underline-style="none" fo:font-weight="normal" officeooo:rsid="0004e003" officeooo:paragraph-rsid="00073068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4e003" officeooo:paragraph-rsid="0004e003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4e003" officeooo:paragraph-rsid="00095eac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04e003" officeooo:paragraph-rsid="0004e003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0edd1f" officeooo:paragraph-rsid="000edd1f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1d7b6b" officeooo:paragraph-rsid="001d7b6b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13a0e9" officeooo:paragraph-rsid="0013a0e9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0bccc1" officeooo:paragraph-rsid="000bccc1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0efeee" officeooo:paragraph-rsid="000efeee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1ce756" officeooo:paragraph-rsid="001ce756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normal" officeooo:rsid="00073068" officeooo:paragraph-rsid="00073068" style:font-weight-asian="normal" style:font-weight-complex="normal"/>
    </style:style>
    <style:style style:name="P24" style:family="paragraph" style:parent-style-name="Standard" style:list-style-name="L1">
      <style:text-properties style:text-underline-style="none" fo:font-weight="normal" officeooo:rsid="00073068" officeooo:paragraph-rsid="00095eac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095eac" officeooo:paragraph-rsid="00095eac" style:font-weight-asian="normal" style:font-weight-complex="normal"/>
    </style:style>
    <style:style style:name="P26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095eac" officeooo:paragraph-rsid="00095eac" style:font-weight-asian="normal" style:font-weight-complex="normal"/>
    </style:style>
    <style:style style:name="P27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244713" officeooo:paragraph-rsid="00244713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0bccc1" officeooo:paragraph-rsid="00140719" fo:background-color="transparent" style:font-weight-asian="normal" style:font-weight-complex="normal"/>
    </style:style>
    <style:style style:name="P29" style:family="paragraph" style:parent-style-name="Standard" style:list-style-name="L1">
      <style:text-properties style:text-underline-style="none" fo:font-weight="normal" officeooo:rsid="000bccc1" officeooo:paragraph-rsid="000bccc1" fo:background-color="transparent" style:font-weight-asian="normal" style:font-weight-complex="normal"/>
    </style:style>
    <style:style style:name="P30" style:family="paragraph" style:parent-style-name="Standard" style:list-style-name="L1">
      <style:text-properties style:text-underline-style="none" fo:font-weight="normal" officeooo:rsid="00122534" officeooo:paragraph-rsid="00122534" fo:background-color="transparent" style:font-weight-asian="normal" style:font-weight-complex="normal"/>
    </style:style>
    <style:style style:name="P31" style:family="paragraph" style:parent-style-name="Standard" style:list-style-name="L1">
      <style:text-properties style:text-underline-style="none" fo:font-weight="normal" officeooo:rsid="00140719" officeooo:paragraph-rsid="00140719" fo:background-color="transparent" style:font-weight-asian="normal" style:font-weight-complex="normal"/>
    </style:style>
    <style:style style:name="P32" style:family="paragraph" style:parent-style-name="Standard" style:list-style-name="L1">
      <style:text-properties style:text-underline-style="none" fo:font-weight="normal" officeooo:rsid="0004e003" officeooo:paragraph-rsid="000edd1f" fo:background-color="transparent" style:font-weight-asian="normal" style:font-weight-complex="normal"/>
    </style:style>
    <style:style style:name="P33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size-asian="10.5pt" style:font-weight-asian="normal" style:font-weight-complex="normal"/>
    </style:style>
    <style:style style:name="P34" style:family="paragraph" style:parent-style-name="Standard" style:list-style-name="L1">
      <style:text-properties style:text-underline-style="none" fo:font-weight="normal" officeooo:rsid="00140719" officeooo:paragraph-rsid="00140719" fo:background-color="#ffffff" style:font-size-asian="10.5pt" style:font-weight-asian="normal" style:font-weight-complex="normal"/>
    </style:style>
    <style:style style:name="P35" style:family="paragraph" style:parent-style-name="Standard" style:list-style-name="L1">
      <style:text-properties style:text-underline-style="none" fo:font-weight="normal" officeooo:rsid="0003c254" officeooo:paragraph-rsid="00140719" fo:background-color="#ffffff" style:font-size-asian="10.5pt" style:font-weight-asian="normal" style:font-weight-complex="normal"/>
    </style:style>
    <style:style style:name="P36" style:family="paragraph" style:parent-style-name="Standard" style:list-style-name="L1">
      <style:text-properties style:text-underline-style="none" fo:font-weight="normal" officeooo:rsid="001bfb84" officeooo:paragraph-rsid="001bfb84" fo:background-color="#ffffff" style:font-weight-asian="normal" style:font-weight-complex="normal"/>
    </style:style>
    <style:style style:name="P37" style:family="paragraph" style:parent-style-name="Standard" style:list-style-name="L1">
      <style:text-properties style:text-underline-style="none" fo:font-weight="normal" officeooo:rsid="0013a0e9" officeooo:paragraph-rsid="0013a0e9" fo:background-color="#ffffff" style:font-weight-asian="normal" style:font-weight-complex="normal"/>
    </style:style>
    <style:style style:name="P38" style:family="paragraph" style:parent-style-name="Standard" style:list-style-name="L1">
      <style:text-properties style:text-underline-style="none" fo:font-weight="normal" officeooo:rsid="0004e003" officeooo:paragraph-rsid="00180608" fo:background-color="#ffffff" style:font-weight-asian="normal" style:font-weight-complex="normal"/>
    </style:style>
    <style:style style:name="P39" style:family="paragraph" style:parent-style-name="Standard" style:list-style-name="L1">
      <style:text-properties style:text-underline-style="none" fo:font-weight="normal" officeooo:rsid="0004e003" officeooo:paragraph-rsid="0004e003" fo:background-color="#ffffff" style:font-weight-asian="normal" style:font-weight-complex="normal"/>
    </style:style>
    <style:style style:name="P40" style:family="paragraph" style:parent-style-name="Standard" style:list-style-name="L1">
      <style:text-properties style:text-underline-style="none" fo:font-weight="normal" officeooo:rsid="0024fa5a" officeooo:paragraph-rsid="0024fa5a" fo:background-color="#ffffff" style:font-weight-asian="normal" style:font-weight-complex="normal"/>
    </style:style>
    <style:style style:name="P41" style:family="paragraph" style:parent-style-name="Standard" style:list-style-name="L1">
      <style:text-properties style:text-underline-style="none" fo:font-weight="normal" officeooo:rsid="00183126" officeooo:paragraph-rsid="00183126" fo:background-color="#00ff00" style:font-weight-asian="normal" style:font-weight-complex="normal"/>
    </style:style>
    <style:style style:name="P42" style:family="paragraph" style:parent-style-name="Standard" style:list-style-name="L1">
      <style:text-properties officeooo:rsid="000bccc1" officeooo:paragraph-rsid="000bccc1" fo:background-color="transparent"/>
    </style:style>
    <style:style style:name="P43" style:family="paragraph" style:parent-style-name="Standard" style:list-style-name="L1">
      <style:text-properties officeooo:rsid="0004e003" officeooo:paragraph-rsid="00122534" fo:background-color="transparent"/>
    </style:style>
    <style:style style:name="P44" style:family="paragraph" style:parent-style-name="Standard" style:list-style-name="L1">
      <style:text-properties officeooo:rsid="00122534" officeooo:paragraph-rsid="00122534" fo:background-color="transparent"/>
    </style:style>
    <style:style style:name="P45" style:family="paragraph" style:parent-style-name="Standard" style:list-style-name="L1">
      <style:text-properties officeooo:rsid="0013a0e9" officeooo:paragraph-rsid="0013a0e9" fo:background-color="#ffffff"/>
    </style:style>
    <style:style style:name="P46" style:family="paragraph" style:parent-style-name="Standard" style:list-style-name="L1">
      <style:text-properties officeooo:rsid="0014fd69" officeooo:paragraph-rsid="0014fd69" fo:background-color="#ffffff"/>
    </style:style>
    <style:style style:name="P47" style:family="paragraph" style:parent-style-name="Standard" style:list-style-name="L1">
      <style:text-properties officeooo:rsid="00088b88" officeooo:paragraph-rsid="0013a0e9" fo:background-color="#ffffff"/>
    </style:style>
    <style:style style:name="P48" style:family="paragraph" style:parent-style-name="Standard" style:list-style-name="L1">
      <style:text-properties officeooo:rsid="00140719" officeooo:paragraph-rsid="00140719" fo:background-color="#ffffff"/>
    </style:style>
    <style:style style:name="P49" style:family="paragraph" style:parent-style-name="Standard" style:list-style-name="L1">
      <style:text-properties officeooo:rsid="00140719" officeooo:paragraph-rsid="0014fd69"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c254" style:font-weight-asian="normal" style:font-weight-complex="normal"/>
    </style:style>
    <style:style style:name="T3" style:family="text">
      <style:text-properties style:text-underline-style="none" fo:font-weight="normal" officeooo:rsid="00122534" style:font-weight-asian="normal" style:font-weight-complex="normal"/>
    </style:style>
    <style:style style:name="T4" style:family="text">
      <style:text-properties style:text-underline-style="none" fo:font-weight="normal" officeooo:rsid="0013a0e9" style:font-weight-asian="normal" style:font-weight-complex="normal"/>
    </style:style>
    <style:style style:name="T5" style:family="text">
      <style:text-properties style:text-underline-style="none" fo:font-weight="normal" officeooo:rsid="00140719" style:font-weight-asian="normal" style:font-weight-complex="normal"/>
    </style:style>
    <style:style style:name="T6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7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8" style:family="text">
      <style:text-properties style:text-underline-style="none" fo:font-weight="normal" officeooo:rsid="0003c254" fo:background-color="#00ff00" loext:char-shading-value="0" style:font-size-asian="10.5pt" style:font-weight-asian="normal" style:font-weight-complex="normal"/>
    </style:style>
    <style:style style:name="T9" style:family="text">
      <style:text-properties style:text-underline-style="none" fo:font-weight="normal" officeooo:rsid="0014fd69" fo:background-color="#00ff00" loext:char-shading-value="0" style:font-size-asian="10.5pt" style:font-weight-asian="normal" style:font-weight-complex="normal"/>
    </style:style>
    <style:style style:name="T10" style:family="text">
      <style:text-properties style:text-underline-style="none" fo:font-weight="normal" style:font-size-asian="10.5pt" style:font-weight-asian="normal" style:font-weight-complex="normal"/>
    </style:style>
    <style:style style:name="T11" style:family="text">
      <style:text-properties style:text-underline-style="none" fo:font-weight="normal" officeooo:rsid="0003c254" style:font-size-asian="10.5pt" style:font-weight-asian="normal" style:font-weight-complex="normal"/>
    </style:style>
    <style:style style:name="T12" style:family="text">
      <style:text-properties style:text-underline-style="none" fo:font-weight="normal" officeooo:rsid="0013a0e9" style:font-size-asian="10.5pt" style:font-weight-asian="normal" style:font-weight-complex="normal"/>
    </style:style>
    <style:style style:name="T13" style:family="text">
      <style:text-properties style:text-underline-style="none" fo:font-weight="normal" officeooo:rsid="0014fd69" style:font-size-asian="10.5pt" style:font-weight-asian="normal" style:font-weight-complex="normal"/>
    </style:style>
    <style:style style:name="T14" style:family="text">
      <style:text-properties style:text-underline-style="none" fo:font-weight="normal" officeooo:rsid="0003c254" fo:background-color="#ffffff" loext:char-shading-value="0" style:font-weight-asian="normal" style:font-weight-complex="normal"/>
    </style:style>
    <style:style style:name="T15" style:family="text">
      <style:text-properties officeooo:rsid="00073068"/>
    </style:style>
    <style:style style:name="T16" style:family="text">
      <style:text-properties officeooo:rsid="00095eac"/>
    </style:style>
    <style:style style:name="T17" style:family="text">
      <style:text-properties fo:background-color="#00ff00" loext:char-shading-value="0"/>
    </style:style>
    <style:style style:name="T18" style:family="text">
      <style:text-properties officeooo:rsid="000edd1f" fo:background-color="#00ff00" loext:char-shading-value="0"/>
    </style:style>
    <style:style style:name="T19" style:family="text">
      <style:text-properties officeooo:rsid="0003c254" fo:background-color="#00ff00" loext:char-shading-value="0" style:font-size-asian="10.5pt"/>
    </style:style>
    <style:style style:name="T20" style:family="text">
      <style:text-properties officeooo:rsid="00122534" fo:background-color="#00ff00" loext:char-shading-value="0"/>
    </style:style>
    <style:style style:name="T21" style:family="text">
      <style:text-properties officeooo:rsid="0013a0e9" fo:background-color="#00ff00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0b30e8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0edd1f"/>
    </style:style>
    <style:style style:name="T26" style:family="text">
      <style:text-properties officeooo:rsid="000efeee"/>
    </style:style>
    <style:style style:name="T27" style:family="text">
      <style:text-properties officeooo:rsid="00122534"/>
    </style:style>
    <style:style style:name="T28" style:family="text">
      <style:text-properties officeooo:rsid="0013a0e9"/>
    </style:style>
    <style:style style:name="T29" style:family="text">
      <style:text-properties officeooo:rsid="00180608"/>
    </style:style>
    <style:style style:name="T30" style:family="text">
      <style:text-properties officeooo:rsid="00183126"/>
    </style:style>
    <style:style style:name="T31" style:family="text">
      <style:text-properties officeooo:rsid="001d7b6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2"/>
      <text:list xml:id="list3676460595" text:style-name="L1">
        <text:list-item>
          <text:p text:style-name="P6">Unit<text:span text:style-name="T29">functions</text:span>: </text:p>
          <text:list>
            <text:list-item>
              <text:p text:style-name="P5"><text:span text:style-name="T2">- </text:span><text:span text:style-name="T14">movement</text:span></text:p>
              <text:list>
                <text:list-item>
                  <text:p text:style-name="P28"><text:span text:style-name="T14">- </text:span><text:span text:style-name="T19">calculate reachable area</text:span></text:p>
                </text:list-item>
                <text:list-item>
                  <text:p text:style-name="P42"><text:span text:style-name="T2">- </text:span><text:span text:style-name="T8">draw arrow for movement</text:span></text:p>
                </text:list-item>
                <text:list-item>
                  <text:p text:style-name="P45"><text:span text:style-name="T11">- </text:span><text:span text:style-name="T10">animate movement to the destination</text:span></text:p>
                </text:list-item>
                <text:list-item>
                  <text:p text:style-name="P33">- interrupt the unit if trapped</text:p>
                </text:list-item>
                <text:list-item>
                  <text:p text:style-name="P34">- subtract fuel for way moved</text:p>
                </text:list-item>
              </text:list>
            </text:list-item>
            <text:list-item>
              <text:p text:style-name="P43"><text:span text:style-name="T2">- </text:span><text:span text:style-name="T3">fog of war</text:span></text:p>
              <text:list>
                <text:list-item>
                  <text:p text:style-name="P44"><text:span text:style-name="T1">- </text:span><text:span text:style-name="T6">calculate visibility for each unit of the active team</text:span></text:p>
                  <text:list>
                    <text:list-item>
                      <text:p text:style-name="P30">- expand vision for infantry on mountains</text:p>
                    </text:list-item>
                    <text:list-item>
                      <text:p text:style-name="P44"><text:span text:style-name="T1">- </text:span><text:span text:style-name="T6">properties always have visibility</text:span></text:p>
                    </text:list-item>
                  </text:list>
                </text:list-item>
                <text:list-item>
                  <text:p text:style-name="P44"><text:span text:style-name="T1">- trap </text:span><text:span text:style-name="T5">unit if it goes over an invisble tile where an enemy stands</text:span></text:p>
                </text:list-item>
              </text:list>
            </text:list-item>
            <text:list-item>
              <text:p text:style-name="P43"><text:span text:style-name="T3">- </text:span><text:span text:style-name="T1">battle</text:span></text:p>
              <text:list>
                <text:list-item>
                  <text:p text:style-name="P29">- <text:span text:style-name="T17">find attackable tiles, find attackable units</text:span></text:p>
                </text:list-item>
                <text:list-item>
                  <text:p text:style-name="P29">- <text:span text:style-name="T17">calculate damage</text:span><text:span text:style-name="T18">(based on the units, the tiles they stand on </text:span><text:span text:style-name="T25">and the CO) </text:span></text:p>
                </text:list-item>
                <text:list-item>
                  <text:p text:style-name="P31">- subtract ammo</text:p>
                </text:list-item>
                <text:list-item>
                  <text:p text:style-name="P29">- <text:span text:style-name="T17">check healt</text:span><text:span text:style-name="T20">h</text:span><text:span text:style-name="T17"> of the units </text:span><text:span text:style-name="T18">and destroy if below </text:span><text:span text:style-name="T21">0</text:span></text:p>
                </text:list-item>
                <text:list-item>
                  <text:p text:style-name="P41">win the game</text:p>
                </text:list-item>
              </text:list>
            </text:list-item>
            <text:list-item>
              <text:p text:style-name="P36">- unite with other units of the same type to combine lifepoints</text:p>
            </text:list-item>
            <text:list-item>
              <text:p text:style-name="P40">- create transport function for infantry/mech (APC, Tcopter, Lander)</text:p>
            </text:list-item>
          </text:list>
        </text:list-item>
        <text:list-item>
          <text:p text:style-name="P37">Unittypes:</text:p>
          <text:list>
            <text:list-item>
              <text:p text:style-name="P46"><text:span text:style-name="T4">L</text:span><text:span text:style-name="T1">and:</text:span></text:p>
              <text:list>
                <text:list-item>
                  <text:p text:style-name="P47"><text:span text:style-name="T4">-</text:span><text:span text:style-name="T1"> </text:span><text:span text:style-name="T11">Anti-Air</text:span></text:p>
                  <text:list>
                    <text:list-item>
                      <text:p text:style-name="P48"><text:span text:style-name="T11">- </text:span><text:span text:style-name="T9">model</text:span><text:span text:style-name="T7">,</text:span><text:span text:style-name="T10"> </text:span><text:span text:style-name="T13">textures, </text:span><text:span text:style-name="T10">animations, sounds, thumbnail</text:span></text:p>
                    </text:list-item>
                  </text:list>
                </text:list-item>
                <text:list-item>
                  <text:p text:style-name="P47"><text:span text:style-name="T12">-</text:span><text:span text:style-name="T11"> APC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7"><text:span text:style-name="T12">-</text:span><text:span text:style-name="T1"> Tank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</text:span><text:span text:style-name="T7">thumbnail</text:span></text:p>
                    </text:list-item>
                  </text:list>
                </text:list-item>
                <text:list-item>
                  <text:p text:style-name="P46"><text:span text:style-name="T4">- </text:span><text:span text:style-name="T1">MediumTank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7"><text:span text:style-name="T4">-</text:span><text:span text:style-name="T1"> </text:span><text:span text:style-name="T11">Artillery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1">animations, sounds, thumbnail</text:span></text:p>
                    </text:list-item>
                  </text:list>
                </text:list-item>
                <text:list-item>
                  <text:p text:style-name="P47"><text:span text:style-name="T12">-</text:span><text:span text:style-name="T11"> Rocket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</text:span><text:span text:style-name="T8">thumbnail</text:span></text:p>
                    </text:list-item>
                  </text:list>
                </text:list-item>
                <text:list-item>
                  <text:p text:style-name="P47"><text:span text:style-name="T12">-</text:span><text:span text:style-name="T11"> Missile</text:span></text:p>
                  <text:list>
                    <text:list-item>
                      <text:p text:style-name="P35">- graphics, animations, sounds, thumbnail</text:p>
                    </text:list-item>
                  </text:list>
                </text:list-item>
                <text:list-item>
                  <text:p text:style-name="P47"><text:span text:style-name="T12">-</text:span><text:span text:style-name="T1"> Megatank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7"><text:span text:style-name="T4">-</text:span><text:span text:style-name="T1"> </text:span><text:span text:style-name="T11">Recon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7"><text:span text:style-name="T12">-</text:span><text:span text:style-name="T1"> </text:span><text:span text:style-name="T11">Infantry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47"><text:span text:style-name="T12">-</text:span><text:span text:style-name="T1"> </text:span><text:span text:style-name="T11">Mech</text:span></text:p>
                  <text:list>
                    <text:list-item>
                      <text:p text:style-name="P49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6"><text:span text:style-name="T12">A</text:span><text:span text:style-name="T10">ir:</text:span></text:p>
              <text:list>
                <text:list-item>
                  <text:p text:style-name="P47"><text:span text:style-name="T12">-</text:span><text:span text:style-name="T1"> T-Copter</text:span></text:p>
                  <text:list>
                    <text:list-item>
                      <text:p text:style-name="P49"><text:span text:style-name="T11">- </text:span><text:span text:style-name="T13">model</text:span><text:span text:style-name="T10">,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47"><text:span text:style-name="T4">-</text:span><text:span text:style-name="T1"> B-Copter</text:span></text:p>
                  <text:list>
                    <text:list-item>
                      <text:p text:style-name="P49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7"><text:span text:style-name="T4">-</text:span><text:span text:style-name="T1"> Bomber</text:span></text:p>
                  <text:list>
                    <text:list-item>
                      <text:p text:style-name="P49"><text:soft-page-break/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7"><text:span text:style-name="T4">-</text:span><text:span text:style-name="T1"> Fighter</text:span></text:p>
                  <text:list>
                    <text:list-item>
                      <text:p text:style-name="P49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46"><text:span text:style-name="T4">S</text:span><text:span text:style-name="T1">ea:</text:span></text:p>
              <text:list>
                <text:list-item>
                  <text:p text:style-name="P47"><text:span text:style-name="T4">-</text:span><text:span text:style-name="T1"> Lander</text:span></text:p>
                  <text:list>
                    <text:list-item>
                      <text:p text:style-name="P49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7"><text:span text:style-name="T4">-</text:span><text:span text:style-name="T1"> Battleship</text:span></text:p>
                  <text:list>
                    <text:list-item>
                      <text:p text:style-name="P49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6"><text:span text:style-name="T4">- </text:span><text:span text:style-name="T1">Cruiser:</text:span></text:p>
                  <text:list>
                    <text:list-item>
                      <text:p text:style-name="P49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47"><text:span text:style-name="T4">- </text:span><text:span text:style-name="T1">Sub</text:span></text:p>
                  <text:list>
                    <text:list-item>
                      <text:p text:style-name="P49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Tilefunctions:</text:p>
          <text:list>
            <text:list-item>
              <text:p text:style-name="P8">- Occupy: infantry/mech unit can take over neutral/enemy properties</text:p>
              <text:list>
                <text:list-item>
                  <text:p text:style-name="P8">- <text:span text:style-name="T30">win the game if property is HQ!</text:span></text:p>
                </text:list-item>
              </text:list>
            </text:list-item>
            <text:list-item>
              <text:p text:style-name="P10">- Show info:</text:p>
            </text:list-item>
          </text:list>
        </text:list-item>
        <text:list-item>
          <text:p text:style-name="P7">Tile<text:span text:style-name="T29">types</text:span>:</text:p>
          <text:list>
            <text:list-item>
              <text:p text:style-name="P11">-<text:span text:style-name="T24"> plain</text:span></text:p>
            </text:list-item>
            <text:list-item>
              <text:p text:style-name="P38"><text:span text:style-name="T29">-</text:span> forest<text:span text:style-name="T16">(edges, corners, variations)</text:span></text:p>
            </text:list-item>
            <text:list-item>
              <text:p text:style-name="P38"><text:span text:style-name="T29">-</text:span> road/bridge<text:span text:style-name="T16">(straight, crossing, turns, land to water)</text:span></text:p>
            </text:list-item>
            <text:list-item>
              <text:p text:style-name="P38"><text:span text:style-name="T29">-</text:span> mountain<text:span text:style-name="T16">(variations)</text:span></text:p>
            </text:list-item>
            <text:list-item>
              <text:p text:style-name="P38"><text:span text:style-name="T29">-</text:span> river <text:span text:style-name="T23">(crossing, turns, straight)</text:span></text:p>
            </text:list-item>
            <text:list-item>
              <text:p text:style-name="P38"><text:span text:style-name="T29">-</text:span> shoal <text:span text:style-name="T16">(edges, corner, bays)</text:span></text:p>
            </text:list-item>
            <text:list-item>
              <text:p text:style-name="P38"><text:span text:style-name="T29">-</text:span> sea, reef </text:p>
            </text:list-item>
            <text:list-item>
              <text:p text:style-name="P39">- properties: facility, airport, harbor <text:span text:style-name="T16">(buy units(generic list), show details)</text:span></text:p>
            </text:list-item>
          </text:list>
        </text:list-item>
        <text:list-item>
          <text:p text:style-name="P7">Teammanagement:</text:p>
          <text:list>
            <text:list-item>
              <text:p text:style-name="P32">- <text:span text:style-name="T18">team consists of: name, its units, owned properties, available units, enemy teams and a teamcolor</text:span></text:p>
            </text:list-item>
            <text:list-item>
              <text:p text:style-name="P32"><text:span text:style-name="T25">-</text:span> <text:span text:style-name="T17">generic teams</text:span></text:p>
            </text:list-item>
            <text:list-item>
              <text:p text:style-name="P29">- </text:p>
            </text:list-item>
          </text:list>
        </text:list-item>
        <text:list-item>
          <text:p text:style-name="P17">Commanders (general):</text:p>
          <text:list>
            <text:list-item>
              <text:p text:style-name="P17">- have stronger or weaker units</text:p>
            </text:list-item>
            <text:list-item>
              <text:p text:style-name="P17">- have weak („power“) and strong („ultimate“) ability</text:p>
            </text:list-item>
            <text:list-item>
              <text:p text:style-name="P17">- have a story</text:p>
            </text:list-item>
            <text:list-item>
              <text:p text:style-name="P17">- gfx</text:p>
            </text:list-item>
            <text:list-item>
              <text:p text:style-name="P17"/>
            </text:list-item>
          </text:list>
        </text:list-item>
        <text:list-item>
          <text:p text:style-name="P7">Gamerules<text:span text:style-name="T24">: </text:span></text:p>
          <text:list>
            <text:list-item>
              <text:p text:style-name="P18">Stages of a turn:</text:p>
              <text:list>
                <text:list-item>
                  <text:p text:style-name="P12">- <text:span text:style-name="T25">Supply by APC</text:span></text:p>
                </text:list-item>
                <text:list-item>
                  <text:p text:style-name="P19">- subtract fuel (flying units only, destroy units that go below 0)</text:p>
                </text:list-item>
                <text:list-item>
                  <text:p text:style-name="P12"><text:span text:style-name="T28">- </text:span><text:span text:style-name="T21">gather money for owned properties</text:span></text:p>
                </text:list-item>
                <text:list-item>
                  <text:p text:style-name="P19">- heal units on properties &amp; subtract funds for healing</text:p>
                </text:list-item>
                <text:list-item>
                  <text:p text:style-name="P19">- increase ult-meter</text:p>
                </text:list-item>
              </text:list>
            </text:list-item>
            <text:list-item>
              <text:p text:style-name="P20"><text:s/><text:span text:style-name="T31">Winning conditions:</text:span></text:p>
              <text:list>
                <text:list-item>
                  <text:p text:style-name="P18">- <text:span text:style-name="T17">takeover the enemy HQ</text:span></text:p>
                </text:list-item>
                <text:list-item>
                  <text:p text:style-name="P18">- <text:span text:style-name="T17">kill all enemy units</text:span></text:p>
                </text:list-item>
                <text:list-item>
                  <text:p text:style-name="P18">- <text:span text:style-name="T17">set round limit, when reached, </text:span><text:span text:style-name="T24">count owned properties, who own more wins</text:span></text:p>
                </text:list-item>
                <text:list-item>
                  <text:p text:style-name="P18">- <text:span text:style-name="T17">set property amount, the first player, owning the given amount, wins</text:span></text:p>
                </text:list-item>
              </text:list>
            </text:list-item>
          </text:list>
        </text:list-item>
        <text:list-item>
          <text:p text:style-name="P20">Menus: </text:p>
          <text:list>
            <text:list-item>
              <text:p text:style-name="P21">Context menu for</text:p>
              <text:list>
                <text:list-item>
                  <text:p text:style-name="P21">- tile</text:p>
                  <text:list>
                    <text:list-item>
                      <text:p text:style-name="P21">- info</text:p>
                    </text:list-item>
                    <text:list-item>
                      <text:p text:style-name="P21"><text:soft-page-break/>- end turn</text:p>
                    </text:list-item>
                    <text:list-item>
                      <text:p text:style-name="P21">- save game</text:p>
                    </text:list-item>
                  </text:list>
                </text:list-item>
                <text:list-item>
                  <text:p text:style-name="P21">- unit</text:p>
                  <text:list>
                    <text:list-item>
                      <text:p text:style-name="P21">- move to</text:p>
                    </text:list-item>
                    <text:list-item>
                      <text:p text:style-name="P21">- attack</text:p>
                    </text:list-item>
                    <text:list-item>
                      <text:p text:style-name="P21">- wait</text:p>
                    </text:list-item>
                    <text:list-item>
                      <text:p text:style-name="P21"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20">- status window of the active unit </text:p>
              <text:list>
                <text:list-item>
                  <text:p text:style-name="P20">- Logos: <text:span text:style-name="T17">health, ammo, fuel, cover, tile the unit stands on, thumbnail</text:span></text:p>
                </text:list-item>
                <text:list-item>
                  <text:p text:style-name="P20">- <text:span text:style-name="T17">background</text:span></text:p>
                </text:list-item>
              </text:list>
            </text:list-item>
            <text:list-item>
              <text:p text:style-name="P20">- main menu</text:p>
              <text:list>
                <text:list-item>
                  <text:p text:style-name="P22">- Singleplayer: </text:p>
                </text:list-item>
                <text:list-item>
                  <text:p text:style-name="P22">- Multiplayer:</text:p>
                  <text:list>
                    <text:list-item>
                      <text:p text:style-name="P22"/>
                    </text:list-item>
                  </text:list>
                </text:list-item>
                <text:list-item>
                  <text:p text:style-name="P21">- set up custom team (team name, team color)</text:p>
                </text:list-item>
              </text:list>
            </text:list-item>
            <text:list-item>
              <text:p text:style-name="P20">- buy menu</text:p>
              <text:list>
                <text:list-item>
                  <text:p text:style-name="P20">- <text:span text:style-name="T17">create unit on the property </text:span>(subtract funds)</text:p>
                </text:list-item>
                <text:list-item>
                  <text:p text:style-name="P20"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7">Missions:</text:p>
          <text:list>
            <text:list-item>
              <text:p text:style-name="P13">- <text:span text:style-name="T15">tutorial</text:span></text:p>
            </text:list-item>
            <text:list-item>
              <text:p text:style-name="P23">- some interesting battles</text:p>
            </text:list-item>
            <text:list-item>
              <text:p text:style-name="P13"><text:span text:style-name="T15">-</text:span> campaign? Ehem story...</text:p>
            </text:list-item>
          </text:list>
        </text:list-item>
        <text:list-item>
          <text:p text:style-name="P7">Graphics:</text:p>
          <text:list>
            <text:list-item>
              <text:p text:style-name="P10">- title graphix</text:p>
            </text:list-item>
          </text:list>
        </text:list-item>
        <text:list-item>
          <text:p text:style-name="P14">fighting screen:</text:p>
          <text:list>
            <text:list-item>
              <text:p text:style-name="P14">- graphics for the tiles</text:p>
            </text:list-item>
            <text:list-item>
              <text:p text:style-name="P14">- damage-meter</text:p>
            </text:list-item>
          </text:list>
        </text:list-item>
        <text:list-item>
          <text:p text:style-name="P7">Animations:</text:p>
          <text:list>
            <text:list-item>
              <text:p text:style-name="P14">- movement for units</text:p>
            </text:list-item>
            <text:list-item>
              <text:p text:style-name="P14">- fighting animations</text:p>
            </text:list-item>
            <text:list-item>
              <text:p text:style-name="P13">- characters</text:p>
            </text:list-item>
          </text:list>
        </text:list-item>
        <text:list-item>
          <text:p text:style-name="P23">Commanders <text:span text:style-name="T25">(types)</text:span>:</text:p>
          <text:list>
            <text:list-item>
              <text:p text:style-name="P23">- Andy (average starter <text:span text:style-name="T26">with strong self-healing power</text:span>)</text:p>
            </text:list-item>
            <text:list-item>
              <text:p text:style-name="P23">- Max (Tanks!)</text:p>
            </text:list-item>
            <text:list-item>
              <text:p text:style-name="P23">- Grit (Artillery)</text:p>
            </text:list-item>
            <text:list-item>
              <text:p text:style-name="P23">- Kanbei (<text:span text:style-name="T27">expensive</text:span>, but strong units)</text:p>
            </text:list-item>
            <text:list-item>
              <text:p text:style-name="P23">- Sami (infantry specialist)</text:p>
            </text:list-item>
            <text:list-item>
              <text:p text:style-name="P24">- Colin (cheap units)</text:p>
            </text:list-item>
            <text:list-item>
              <text:p text:style-name="P25">- Eagle (air units)</text:p>
            </text:list-item>
            <text:list-item>
              <text:p text:style-name="P25">- Drake (naval units)</text:p>
            </text:list-item>
            <text:list-item>
              <text:p text:style-name="P25">- Redhead <text:span text:style-name="T22">from green earth? (tanks too, compare to </text:span>Max)</text:p>
            </text:list-item>
          </text:list>
        </text:list-item>
        <text:list-item>
          <text:p text:style-name="P26">REFACTOR!</text:p>
        </text:list-item>
        <text:list-item>
          <text:p text:style-name="P27">Input:</text:p>
          <text:list>
            <text:list-item>
              <text:p text:style-name="P27">Gamepad:</text:p>
              <text:list>
                <text:list-item>
                  <text:p text:style-name="P27">switch character portrait position, when the cursor gets near the edge of the screen (so it doesnt block sight)</text:p>
                </text:list-item>
                <text:list-item>
                  <text:p text:style-name="P27">switch tile info position, when the cursor gets near the edge of the screen (so it doesnt block sight)</text:p>
                </text:list-item>
              </text:list>
            </text:list-item>
          </text:list>
        </text:list-item>
        <text:list-item>
          <text:p text:style-name="P9">Problems: </text:p>
          <text:list>
            <text:list-item>
              <text:p text:style-name="P9">- How to position infantry on mountains?</text:p>
            </text:list-item>
            <text:list-item>
              <text:p text:style-name="P9">- How to show the borders of a map?</text:p>
            </text:list-item>
          </text:list>
          <text:p text:style-name="P15"><text:soft-page-break/><text:line-break/></text:p>
        </text:list-item>
      </text:list>
      <text:p text:style-name="P4"/>
      <text:p text:style-name="P4"/>
      <text:p text:style-name="P3"/>
      <text:p text:style-name="P3"/>
      <text:list xml:id="list3715060457" text:style-name="L2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8-07-01T05:46:30.896000000</dc:date>
    <meta:editing-duration>PT9H58M20S</meta:editing-duration>
    <meta:editing-cycles>16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152" meta:word-count="852" meta:character-count="5222" meta:non-whitespace-character-count="4348"/>
  </office:meta>
</office:document-meta>
</file>